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cm" draw:marker-start-width="0.2cm" draw:marker-end-width="0.2cm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width="0cm" draw:marker-start-width="0.2cm" draw:marker-end-width="0.2cm" draw:fill-color="#666666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dash" draw:stroke-dash="Ultrafine_20_Dashed" svg:stroke-color="#ffffff" draw:fill-color="#3399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0.734cm"/>
    </style:style>
    <style:style style:name="gr7" style:family="graphic" style:parent-style-name="objectwithoutfill">
      <style:graphic-properties svg:stroke-width="0.212cm" svg:stroke-color="#cccccc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8" style:family="graphic" style:parent-style-name="objectwithoutfill">
      <style:graphic-properties svg:stroke-width="0.212cm" svg:stroke-color="#666666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/>
    </style:style>
    <style:style style:name="P3" style:family="paragraph">
      <style:paragraph-properties fo:text-align="center"/>
      <style:text-properties fo:color="#666666" fo:font-weight="bold" style:font-weight-asian="bold" style:font-weight-complex="bold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5.1cm" svg:height="4cm" svg:x="1.001cm" svg:y="8.8cm">
            <text:p/>
            <draw:enhanced-geometry svg:viewBox="0 0 21600 21600" draw:path-stretchpoint-x="10800" draw:path-stretchpoint-y="10800" draw:text-areas="?f3 ?f4 ?f5 ?f6" draw:type="round-rectangle" draw:modifiers="2758.71032241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5.1cm" svg:height="5cm" svg:x="1cm" svg:y="1cm">
            <text:p/>
            <draw:enhanced-geometry svg:viewBox="0 0 21600 21600" draw:path-stretchpoint-x="10800" draw:path-stretchpoint-y="10800" draw:text-areas="?f3 ?f4 ?f5 ?f6" draw:type="round-rectangle" draw:modifiers="1779.370817629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3.3cm" svg:height="1.44cm" svg:x="1.9cm" svg:y="1.86cm">
            <text:p text:style-name="P2"><text:span text:style-name="T1">JCAD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3.301cm" svg:height="1.447cm" svg:x="1.899cm" svg:y="3.753cm">
            <text:p text:style-name="P1"><text:span text:style-name="T2">JUTA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5.683cm" svg:height="1.314cm" svg:x="9.4cm" svg:y="10.702cm">
            <text:p text:style-name="P1"><text:span text:style-name="T3">ClassTe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15.1cm" svg:height="1.8cm" svg:x="1.001cm" svg:y="6.5cm">
            <text:p text:style-name="P4"><text:span text:style-name="T2">Tige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5804.775124930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5.683cm" svg:height="1.314cm" svg:x="2.4cm" svg:y="10.702cm">
            <text:p text:style-name="P1"><text:span text:style-name="T3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4" draw:layer="layout" svg:width="5.543cm" svg:height="0.984cm" svg:x="5.957cm" svg:y="9.216cm">
            <draw:text-box>
              <text:p text:style-name="P4"><text:span text:style-name="T2">Application</text:span></text:p>
            </draw:text-box>
          </draw:frame>
          <draw:line draw:style-name="gr7" draw:text-style-name="P1" draw:layer="layout" svg:x1="3.5cm" svg:y1="2.9cm" svg:x2="3.5cm" svg:y2="7.5cm">
            <text:p/>
          </draw:line>
          <draw:line draw:style-name="gr7" draw:text-style-name="P1" draw:layer="layout" svg:x1="5.5cm" svg:y1="2.847cm" svg:x2="5.5cm" svg:y2="4.8cm">
            <text:p/>
          </draw:line>
          <draw:line draw:style-name="gr8" draw:text-style-name="P1" draw:layer="layout" svg:x1="11.5cm" svg:y1="4.5cm" svg:x2="11.5cm" svg:y2="7.547cm">
            <text:p/>
          </draw:line>
          <draw:line draw:style-name="gr8" draw:text-style-name="P1" draw:layer="layout" svg:x1="13.5cm" svg:y1="4.348cm" svg:x2="13.5cm" svg:y2="10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20T13:07:53.73</meta:creation-date>
    <dc:date>2017-07-21T14:43:17.61</dc:date>
    <meta:editing-duration>PT31M58S</meta:editing-duration>
    <meta:editing-cycles>4</meta:editing-cycles>
    <meta:generator>OpenOffice/4.0.0$Win32 OpenOffice.org_project/400m3$Build-9702</meta:generator>
    <meta:document-statistic meta:object-count="13"/>
  </office:meta>
</office:document-meta>
</file>